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20c" officeooo:paragraph-rsid="001ecefa"/>
    </style:style>
    <style:style style:name="P2" style:family="paragraph" style:parent-style-name="Standard">
      <style:text-properties officeooo:rsid="001da20c" officeooo:paragraph-rsid="001ecefa"/>
    </style:style>
    <style:style style:name="P3" style:family="paragraph" style:parent-style-name="Standard">
      <style:paragraph-properties fo:text-align="center" style:justify-single-word="false"/>
      <style:text-properties fo:font-size="24pt" officeooo:rsid="00070664" officeooo:paragraph-rsid="001ecefa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officeooo:rsid="001ecefa" officeooo:paragraph-rsid="001ecefa"/>
    </style:style>
    <style:style style:name="T1" style:family="text">
      <style:text-properties officeooo:rsid="00076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0-4 PF</text:span></text:p>
      <text:p text:style-name="P2"/>
      <text:p text:style-name="P2"/>
      <text:p text:style-name="P2"/>
      <text:p text:style-name="P2"/>
      <text:p text:style-name="P2"/>
      <text:p text:style-name="P1">Trabalho realizado por:</text:p>
      <text:p text:style-name="P1"/>
      <text:p text:style-name="P1">Camilla Damasceno</text:p>
      <text:p text:style-name="P1"/>
      <text:p text:style-name="P1">Gabriel Souza</text:p>
      <text:p text:style-name="P1"/>
      <text:p text:style-name="P1">Luiza Ávila</text:p>
      <text:p text:style-name="P1"/>
      <text:p text:style-name="P1"/>
      <text:p text:style-name="P1"/>
      <text:p text:style-name="P4">EE – Simples</text:p>
      <text:p text:style-name="P4"/>
      <text:p text:style-name="P4">SE– Simples</text:p>
      <text:p text:style-name="P4"/>
      <text:p text:style-name="P4">Número de Pfs:</text:p>
      <text:p text:style-name="P4"><text:s/></text:p>
      <text:p text:style-name="P4">3*3 = 9</text:p>
      <text:p text:style-name="P4">1*4 = 4</text:p>
      <text:p text:style-name="P4"/>
      <text:p text:style-name="P4">9+4=13</text:p>
      <text:p text:style-name="P4"/>
      <text:p text:style-name="P4">13 PF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3:32:45.188000000</meta:creation-date>
    <dc:date>2019-11-28T23:44:35.250000000</dc:date>
    <meta:editing-duration>PT26S</meta:editing-duration>
    <meta:editing-cycles>1</meta:editing-cycles>
    <meta:document-statistic meta:table-count="0" meta:image-count="0" meta:object-count="0" meta:page-count="1" meta:paragraph-count="13" meta:word-count="27" meta:character-count="135" meta:non-whitespace-character-count="118"/>
    <meta:generator>LibreOffice/5.4.0.3$Windows_x86 LibreOffice_project/7556cbc6811c9d992f4064ab9287069087d7f62c</meta:generator>
  </office:meta>
</office:document-meta>
</file>